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NT OF CHRIST'S SERMON (24:1-26, 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TENT OF CHRIST'S SERMON (24:1-26, 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marks concerning the Temple destruction (2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marks concerning the Temple destruction (24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ide (24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phecy (24:2-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rophecy (24:2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revelation (24:2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isciples' request (2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marks concerning the Temple destruction (24:1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de (24: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phecy (24:2-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NTENT OF CHRIST'S SERMON (24:1-26, 2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marks concerning the Temple destruction (24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His remarks concerning the Tribulation destruction (24:4-14): Events of the first three and a half years.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A time of apostasy (24:4-5, 11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A time of apostasy (24:4-5, 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ise of false prophets (24:1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ise of false Christs (24:4-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is remarks concerning the Tribulation destruction (24:4-14): Events of the first three and a half years.<text:s text:c="1"/></text:span><text:span text:style-name="a537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 time of apostasy (24:4-5, 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 time of anarchy (24:6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A time of apathy (24:12-13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A time of affliction (24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time of accomplishment (24: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TENT OF CHRIST'S SERMON (24:1-26, 29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remarks concerning the Temple destruction (24:1-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remarks concerning the Tribulation destruction (24:15-26, 2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His remarks concerning the Tribulation destruction (24:15-26, 29):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wickedness against God (24:15-26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-title-Title-Slide" presentation:presentation-page-layout-name="Master1-PPL1" draw:id="Slide-267">
        <draw:frame draw:id="id105" presentation:style-name="a591" draw:name="Title 1" svg:x="1.38in" svg:y="0.83in" svg:width="10.3in" svg:height="4.42in" presentation:class="title" presentation:placeholder="false">
          <draw:text-box>
            <text:p text:style-name="a590" text:class-names="" text:cond-style-name=""><text:span text:style-name="a588" text:class-names=""><text:s text:c="1"/>The wickedness against God (24:15-26)<text:s text:c="1"/></text:span><text:span text:style-name="a589" text:class-names=""/></text:p>
          </draw:text-box>
          <svg:title/>
          <svg:desc/>
        </draw:frame>
        <draw:frame draw:id="id106" presentation:style-name="a596" draw:name="Subtitle 2" svg:x="1.38in" svg:y="5.25in" svg:width="10.3in" svg:height="1.85in" presentation:class="subtitle" presentation:placeholder="false">
          <draw:text-box>
            <text:p text:style-name="a593" text:class-names="" text:cond-style-name=""><text:span text:style-name="a592" text:class-names=""><text:s text:c="1"/>What the enemy will do (24:15, 23-26):<text:s text:c="1"/></text:span></text:p>
            <text:p text:style-name="a595" text:class-names="" text:cond-style-name=""><text:span text:style-name="a594" text:class-names=""/></text:p>
          </draw:text-box>
          <svg:title/>
          <svg:desc/>
        </draw:frame>
      </draw:page>
      <draw:page draw:name="Slide13" draw:style-name="a597" draw:master-page-name="Master1-Layout12-tx-Title-and-Text" presentation:presentation-page-layout-name="Master1-PPL12" draw:id="Slide-268">
        <draw:frame draw:id="id107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What the enemy will do (24:15, 23-26):<text:s text:c="1"/></text:span><text:span text:style-name="a599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statue (24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btlety (24:23-2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wickedness against God (24:15-26)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What the enemy will do (24:15, 23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hat the elect are to do (24:16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His remarks concerning the Tribulation destruction (24:15-26, 29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wickedness against God (24:15-26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wrath from God (24:2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wrath from God (24:29)<text:s text:c="1"/></text:span><text:span text:style-name="a644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un will be darkened (24:29a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moon will not give light (24:29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tars will fall from the sky (24:29c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owers of heaven will be shaken (24:29d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His remarks concerning the Tribulation destruction (24:15-26, 29):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wickedness against God (24:15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wrath from God (24:2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CONTENT OF CHRIST'S SERMON (24:1-26, 29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marks concerning the Temple destruction (24:1-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is remarks concerning the Tribulation destruction (24:15-26, 2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MATTHEW 24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THE CONTENT OF CHRIST'S SERMON (24:1-26, 2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CLIMAX OF CHRIST'S SERMON (24:27-28, 30-31, 40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CLIMAX OF CHRIST'S SERMON (24:27-28, 30-31, 40-41):<text:s text:c="1"/></text:span><text:span text:style-name="a713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ignal (24:30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wiftness (24:27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ummons (24:31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laughter (24:28, 40-4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slaughter (24:28, 40-41):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assembling of the victims (24:40-41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appearing of the vultures (24: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CLIMAX OF CHRIST'S SERMON (24:27-28, 30-31, 40-41):<text:s text:c="1"/></text:span><text:span text:style-name="a749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signal (24:3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swiftness (24:2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ummons (24:31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laughter (24:28, 40-4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4</text:span><text:span text:style-name="a770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CONTENT OF CHRIST'S SERMON (24:1-26, 2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CLIMAX OF CHRIST'S SERMON (24:27-28, 30-31, 40-4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CLUE TO CHRIST'S SERMON (24:32-3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THE CLUE TO CHRIST'S SERMON (24:32-35):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parable (24:32): A sprouting fig tree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prophecy (24:33-3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prophecy (24:33-34)<text:s text:c="1"/></text:span><text:span text:style-name="a803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when (24: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who (24:3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THE CLUE TO CHRIST'S SERMON (24:32-35):<text:s text:c="1"/></text:span><text:span text:style-name="a818" text:class-names=""/></text:p>
          </draw:text-box>
          <svg:title/>
          <svg:desc/>
        </draw:frame>
        <draw:frame draw:id="id134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parable (24:32): A sprouting fig tree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prophecy (24:33-34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permanence (24:35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7" draw:style-name="a834" draw:master-page-name="Master1-Layout12-tx-Title-and-Text" presentation:presentation-page-layout-name="Master1-PPL12" draw:id="Slide-282">
        <draw:frame draw:id="id135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MATTHEW 24</text:span><text:span text:style-name="a836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THE CONTENT OF CHRIST'S SERMON (24:1-26, 29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LIMAX OF CHRIST'S SERMON (24:27-28, 30-31, 40-41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THE CLUE TO CHRIST'S SERMON (24:32-35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THE CHALLENGE FROM CHRIST'S SERMON (24:36-39, 42-5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THE CHALLENGE FROM CHRIST'S SERMON (24:36-39, 42-51):<text:s text:c="1"/></text:span><text:span text:style-name="a857" text:class-names=""/></text:p>
          </draw:text-box>
          <svg:title/>
          <svg:desc/>
        </draw:frame>
        <draw:frame draw:id="id138" presentation:style-name="a872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ason for this watchfulness (24:36, 42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minder of this watchfulness (24:37-3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action to this watchfulness (24:43-5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9" draw:style-name="a873" draw:master-page-name="Master1-Layout12-tx-Title-and-Text" presentation:presentation-page-layout-name="Master1-PPL12" draw:id="Slide-284">
        <draw:frame draw:id="id139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<text:s text:c="1"/>The reaction to this watchfulness (24:43-51)<text:s text:c="1"/></text:span><text:span text:style-name="a875" text:class-names=""/></text:p>
          </draw:text-box>
          <svg:title/>
          <svg:desc/>
        </draw:frame>
        <draw:frame draw:id="id140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wise servant (24:43-4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wicked servant (24:48-5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0" draw:style-name="a888" draw:master-page-name="Master1-Layout12-tx-Title-and-Text" presentation:presentation-page-layout-name="Master1-PPL12" draw:id="Slide-285">
        <draw:frame draw:id="id141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THE CHALLENGE FROM CHRIST'S SERMON (24:36-39, 42-51):<text:s text:c="1"/></text:span><text:span text:style-name="a890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The reason for this watchfulness (24:36, 42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reminder of this watchfulness (24:37-39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action to this watchfulness (24:43-5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MATTHEW 24</text:span><text:span text:style-name="a908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THE CONTENT OF CHRIST'S SERMON (24:1-26, 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CLIMAX OF CHRIST'S SERMON (24:27-28, 30-31, 40-41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THE CLUE TO CHRIST'S SERMON (24:32-3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THE CHALLENGE FROM CHRIST'S SERMON (24:36-39, 42-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4</dc:title>
    <meta:initial-creator>David STRICKLAND</meta:initial-creator>
    <dc:creator>David STRICKLAND</dc:creator>
    <meta:creation-date>2020-02-22T17:36:14Z</meta:creation-date>
    <dc:date>2020-02-22T17:36:15Z</dc:date>
    <meta:template xlink:href="BibleStudy" xlink:type="simple"/>
    <meta:editing-cycles>1</meta:editing-cycles>
    <meta:editing-duration>PT0S</meta:editing-duration>
    <meta:document-statistic meta:paragraph-count="107" meta:word-count="974"/>
  </office:meta>
</office:document-meta>
</file>